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Motor 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t Mass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0.2/3" office:value-type="float" office:value="0.0666666666666667" calcext:value-type="float">
            <text:p>0.0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r Radius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elt Radius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tor Height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elvis Module </text:p>
          </table:table-cell>
          <table:table-cell office:value-type="string" calcext:value-type="string">
            <text:p>Normal <text:s/>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hip motor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hip motor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back motor</text:p>
          </table:table-cell>
          <table:table-cell office:value-type="string" calcext:value-type="string">
            <text:p>belt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D8]+[.F8]+[.H8]+[.I8]" office:value-type="float" office:value="3.5" calcext:value-type="float">
            <text:p>3.5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 table:formula="of:=[.$F$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table:formula="of:=[.C9]+[.E9]+[.G9]+[.I9]" office:value-type="float" office:value="0.1" calcext:value-type="float">
            <text:p>0.1</text:p>
          </table:table-cell>
          <table:table-cell table:formula="of:=[.D9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F9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H9]" office:value-type="float" office:value="0.00333333333333333" calcext:value-type="float">
            <text:p>0.00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$F$1]*([.$F$2]*[.$F$2])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[.C10]+[.E10]+[.G10]+[.I10]" office:value-type="float" office:value="0.105" calcext:value-type="float">
            <text:p>0.105</text:p>
          </table:table-cell>
          <table:table-cell table:formula="of:=[.D10]" office:value-type="float" office:value="0.005" calcext:value-type="float">
            <text:p>0.00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F10]+[.$D$1]*[.$F$2]*[.$F$2]" office:value-type="float" office:value="0.045" calcext:value-type="float">
            <text:p>0.04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H10]+[.$D$1]*[.$F$2]*[.$F$2]" office:value-type="float" office:value="0.045" calcext:value-type="float">
            <text:p>0.04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$F$1]*([.$F$2]*[.$F$2])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[.C11]+[.E11]+[.G11]+[.I11]" office:value-type="float" office:value="0.135" calcext:value-type="float">
            <text:p>0.135</text:p>
          </table:table-cell>
          <table:table-cell table:formula="of:=[.D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F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H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$F$1]*([.$F$2]*[.$F$2])/4" office:value-type="float" office:value="0.005" calcext:value-type="float">
            <text:p>0.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C15]*[.C15] - ([.C15]-[.C16])*([.C15]-[.C16]))*[.C14]" office:value-type="float" office:value="0.0000879645943005142" calcext:value-type="float">
            <text:p>8.79645943005142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gh B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u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146245" calcext:value-type="float">
            <text:p>0.146245</text:p>
          </table:table-cell>
          <table:table-cell table:formula="of:=[.C17]*[.C13]" office:value-type="float" office:value="0.248939801870455" calcext:value-type="float">
            <text:p>0.2489398019</text:p>
          </table:table-cell>
          <table:table-cell table:formula="of:=2*[.C19]" office:value-type="float" office:value="0.497879603740911" calcext:value-type="float">
            <text:p>0.4978796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3545" calcext:value-type="float">
            <text:p>0.003545</text:p>
          </table:table-cell>
          <table:table-cell table:style-name="ce1" table:formula="of:=([.$C$19]/12)*(3*([.$C$15]*[.$C$15] + ([.$C$15]-[.$C$16])*([.$C$15]-[.$C$16]) ) + [.$C$14]*[.$C$14])" office:value-type="float" office:value="0.00521076644278539" calcext:value-type="float">
            <text:p>0.0052107664</text:p>
          </table:table-cell>
          <table:table-cell table:formula="of:=[.C20]*2" office:value-type="float" office:value="0.0104215328855708" calcext:value-type="float">
            <text:p>0.0104215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3552" calcext:value-type="float">
            <text:p>0.003552</text:p>
          </table:table-cell>
          <table:table-cell table:style-name="ce1" table:formula="of:=([.$C$19]/12)*(3*([.$C$15]*[.$C$15] + ([.$C$15]-[.$C$16])*([.$C$15]-[.$C$16]) ) + [.$C$14]*[.$C$14])" office:value-type="float" office:value="0.00521076644278539" calcext:value-type="float">
            <text:p>0.0052107664</text:p>
          </table:table-cell>
          <table:table-cell table:formula="of:=[.C21]*2" office:value-type="float" office:value="0.0104215328855708" calcext:value-type="float">
            <text:p>0.0104215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009" calcext:value-type="float">
            <text:p>0.000009</text:p>
          </table:table-cell>
          <table:table-cell table:formula="of:=[.$C$19]*[.$C$15]*[.$C$15]*(1-[.$C$16]+[.$C$16]*[.$C$16]/2)" office:value-type="float" office:value="0.0000558995445329216" calcext:value-type="float">
            <text:p>5.58995445329216E-05</text:p>
          </table:table-cell>
          <table:table-cell table:formula="of:=[.C22]*2" office:value-type="float" office:value="0.000111799089065843" calcext:value-type="float">
            <text:p>0.000111799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$C$27]*[.$C$27] - ([.$C$27]-[.$C$28])*([.$C$27]-[.$C$28]))*[.$C$26]" office:value-type="float" office:value="0.000124407069082156" calcext:value-type="float">
            <text:p>0.0001244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gh Modu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 </text:p>
          </table:table-cell>
          <table:table-cell office:value-type="string" calcext:value-type="string">
            <text:p>Doub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59358" calcext:value-type="float">
            <text:p>0.059358</text:p>
          </table:table-cell>
          <table:table-cell table:formula="of:=[.C29]*[.C25]" office:value-type="float" office:value="0.352072005502501" calcext:value-type="float">
            <text:p>0.3520720055</text:p>
          </table:table-cell>
          <table:table-cell table:formula="of:=[.C31]*2" office:value-type="float" office:value="0.704144011005003" calcext:value-type="float">
            <text:p>0.704144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0023" calcext:value-type="float">
            <text:p>0.000023</text:p>
          </table:table-cell>
          <table:table-cell table:style-name="ce1" table:formula="of:=([.$C$31]/12)*(3*([.$C$27]*[.$C$27] + ([.$C$27]-[.$C$28])*([.$C$27]-[.$C$28]) ) + [.$C$26]*[.$C$26])" office:value-type="float" office:value="0.00201889823688651" calcext:value-type="float">
            <text:p>0.0020188982</text:p>
          </table:table-cell>
          <table:table-cell table:formula="of:=[.C32]*2" office:value-type="float" office:value="0.00403779647377302" calcext:value-type="float">
            <text:p>0.0040377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0245" calcext:value-type="float">
            <text:p>0.000245</text:p>
          </table:table-cell>
          <table:table-cell table:style-name="ce1" table:formula="of:=([.$C$31]/12)*(3*([.$C$27]*[.$C$27] + ([.$C$27]-[.$C$28])*([.$C$27]-[.$C$28]) ) + [.$C$26]*[.$C$26])" office:value-type="float" office:value="0.00201889823688651" calcext:value-type="float">
            <text:p>0.0020188982</text:p>
          </table:table-cell>
          <table:table-cell table:formula="of:=[.C33]*2" office:value-type="float" office:value="0.00403779647377302" calcext:value-type="float">
            <text:p>0.0040377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223" calcext:value-type="float">
            <text:p>0.000223</text:p>
          </table:table-cell>
          <table:table-cell table:formula="of:=[.$C$31]*[.$C$27]*[.$C$27]*(1-[.$C$28]+[.$C$28]*[.$C$28]/2)" office:value-type="float" office:value="0.00351368565635507" calcext:value-type="float">
            <text:p>0.0035136857</text:p>
          </table:table-cell>
          <table:table-cell table:formula="of:=[.C34]*2" office:value-type="float" office:value="0.00702737131271015" calcext:value-type="float">
            <text:p>0.007027371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C38]*[.C38] - ([.C38]-[.C39])*([.C38]-[.C39]))*[.C37]" office:value-type="float" office:value="0.0000879645943005142" calcext:value-type="float">
            <text:p>8.79645943005142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o B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26574" calcext:value-type="float">
            <text:p>0.26574</text:p>
          </table:table-cell>
          <table:table-cell table:formula="of:=[.C40]*[.C36]" office:value-type="float" office:value="0.248939801870455" calcext:value-type="float">
            <text:p>0.2489398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3026" calcext:value-type="float">
            <text:p>0.003026</text:p>
          </table:table-cell>
          <table:table-cell table:style-name="ce1" table:formula="of:=([.$C$42]/12)*(3*([.$C$38]*[.$C$38] + ([.$C$38]-[.$C$39])*([.$C$38]-[.$C$39]) ) + [.$C$37]*[.$C$37])" office:value-type="float" office:value="0.00521076644278539" calcext:value-type="float">
            <text:p>0.0052107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2997" calcext:value-type="float">
            <text:p>0.002997</text:p>
          </table:table-cell>
          <table:table-cell table:style-name="ce1" table:formula="of:=([.$C$42]/12)*(3*([.$C$38]*[.$C$38] + ([.$C$38]-[.$C$39])*([.$C$38]-[.$C$39]) ) + [.$C$37]*[.$C$37])" office:value-type="float" office:value="0.00521076644278539" calcext:value-type="float">
            <text:p>0.0052107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042" calcext:value-type="float">
            <text:p>0.000042</text:p>
          </table:table-cell>
          <table:table-cell table:formula="of:=[.$C$42]*[.$C$38]*[.$C$38]*(1-[.$C$39]+[.$C$39]*[.$C$39]/2)" office:value-type="float" office:value="0.0000558995445329216" calcext:value-type="float">
            <text:p>5.58995445329216E-0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per Trunk Module</text:p>
          </table:table-cell>
          <table:table-cell office:value-type="string" calcext:value-type="string">
            <text:p>Same as the be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xx</text:p>
          </table:table-cell>
          <table:table-cell table:formula="of:=[.$F$1]*([.$F$2]*[.$F$2])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yy</text:p>
          </table:table-cell>
          <table:table-cell table:formula="of:=[.$F$1]*([.$F$2]*[.$F$2])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zz</text:p>
          </table:table-cell>
          <table:table-cell table:formula="of:=[.$F$1]*([.$F$2]*[.$F$2])/2"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1:07:21.741775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1:07:57.649052768</meta:creation-date>
    <meta:generator>LibreOffice/5.1.6.2$Linux_X86_64 LibreOffice_project/10m0$Build-2</meta:generator>
    <dc:date>2017-02-27T13:48:38.091103660</dc:date>
    <meta:editing-duration>PT50M</meta:editing-duration>
    <meta:editing-cycles>6</meta:editing-cycles>
    <meta:document-statistic meta:table-count="1" meta:cell-count="148" meta:object-count="0"/>
  </office:meta>
</office:document-meta>
</file>